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89227" officeooo:paragraph-rsid="0018922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бъектно ориентированное программирование</text:h>
      <text:h text:style-name="P2" text:outline-level="2">Лекция 1</text:h>
      <text:list xml:id="list4254790858" text:style-name="L1">
        <text:list-header>
          <text:p text:style-name="P3">Три постулата объектно ориентированного программирования:</text:p>
        </text:list-header>
        <text:list-item>
          <text:p text:style-name="P3">Наследование — способность наследовать свойства родительского объекта</text:p>
        </text:list-item>
        <text:list-item>
          <text:p text:style-name="P3">Полиморфизм — способность изменчивости кода</text:p>
        </text:list-item>
        <text:list-item>
          <text:p text:style-name="P3">Инкапсуляция — способность защиты данных</text:p>
          <text:p text:style-name="P3">Иногда добавляют четвертый:</text:p>
        </text:list-item>
        <text:list-item>
          <text:p text:style-name="P3">Абстракция — способность абстрагироваться от машинного исполнения</text:p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9:15:41.776600286</meta:creation-date>
    <dc:date>2023-02-15T09:23:49.728361013</dc:date>
    <meta:editing-duration>PT8M9S</meta:editing-duration>
    <meta:editing-cycles>1</meta:editing-cycles>
    <meta:document-statistic meta:table-count="0" meta:image-count="0" meta:object-count="0" meta:page-count="1" meta:paragraph-count="9" meta:word-count="40" meta:character-count="357" meta:non-whitespace-character-count="328"/>
    <meta:generator>LibreOffice/7.3.5.2$Linux_X86_64 LibreOffice_project/30$Build-2</meta:generator>
  </office:meta>
</office:document-meta>
</file>